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ack" svg:font-family="Hack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Hack" fo:font-size="10pt" style:font-size-asian="10pt" style:font-size-complex="10pt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style:font-name="Hack" fo:font-size="10pt" style:font-size-asian="10pt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libosdp Test Programs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5876_1461553674" text:style-name="Index_20_Link" text:visited-style-name="Index_20_Link">Program Structure<text:tab/>1</text:a></text:p>
          <text:p text:style-name="P2"><text:a xlink:type="simple" xlink:href="#__RefHeading__5878_1461553674" text:style-name="Index_20_Link" text:visited-style-name="Index_20_Link">Configuration<text:tab/>1</text:a></text:p>
          <text:p text:style-name="P4"><text:a xlink:type="simple" xlink:href="#__RefHeading__2608_1461553674" text:style-name="Index_20_Link" text:visited-style-name="Index_20_Link">Roles Summary<text:tab/>1</text:a></text:p>
          <text:p text:style-name="P4"><text:a xlink:type="simple" xlink:href="#__RefHeading__5880_1461553674" text:style-name="Index_20_Link" text:visited-style-name="Index_20_Link">CP Configuration<text:tab/>1</text:a></text:p>
          <text:p text:style-name="P4"><text:a xlink:type="simple" xlink:href="#__RefHeading__5882_1461553674" text:style-name="Index_20_Link" text:visited-style-name="Index_20_Link">PD configuration<text:tab/>1</text:a></text:p>
          <text:p text:style-name="P4"><text:a xlink:type="simple" xlink:href="#__RefHeading__5884_1461553674" text:style-name="Index_20_Link" text:visited-style-name="Index_20_Link">Configuration Parameters<text:tab/>2</text:a></text:p>
          <text:p text:style-name="P2"><text:a xlink:type="simple" xlink:href="#__RefHeading__5886_1461553674" text:style-name="Index_20_Link" text:visited-style-name="Index_20_Link">Use with TLS<text:tab/>2</text:a></text:p>
          <text:p text:style-name="P3"><text:a xlink:type="simple" xlink:href="#__RefHeading__5888_1461553674" text:style-name="Index_20_Link" text:visited-style-name="Index_20_Link">Certificates<text:tab/>2</text:a></text:p>
          <text:p text:style-name="P2"><text:a xlink:type="simple" xlink:href="#__RefHeading__5890_1461553674" text:style-name="Index_20_Link" text:visited-style-name="Index_20_Link">Building<text:tab/>2</text:a></text:p>
          <text:p text:style-name="P3"><text:a xlink:type="simple" xlink:href="#__RefHeading__5892_1461553674" text:style-name="Index_20_Link" text:visited-style-name="Index_20_Link">Directory Structure<text:tab/>3</text:a></text:p>
          <text:p text:style-name="P3"><text:a xlink:type="simple" xlink:href="#__RefHeading__2603_1461553674" text:style-name="Index_20_Link" text:visited-style-name="Index_20_Link">Demo VM<text:tab/>3</text:a></text:p>
          <text:p text:style-name="P2"><text:a xlink:type="simple" xlink:href="#__RefHeading__5894_1461553674" text:style-name="Index_20_Link" text:visited-style-name="Index_20_Link">Appendix<text:tab/>3</text:a></text:p>
          <text:p text:style-name="P4"><text:a xlink:type="simple" xlink:href="#__RefHeading__5896_1461553674" text:style-name="Index_20_Link" text:visited-style-name="Index_20_Link">b. doc fragments<text:tab/>3</text:a></text:p>
        </text:index-body>
      </text:table-of-content>
      <text:h text:style-name="Heading_20_1" text:outline-level="1"><text:bookmark-start text:name="__RefHeading__5876_1461553674"/>Program Structure<text:bookmark-end text:name="__RefHeading__5876_1461553674"/></text:h>
      <text:p text:style-name="Standard">t.b.d.</text:p>
      <text:h text:style-name="Heading_20_1" text:outline-level="1"><text:bookmark-start text:name="__RefHeading__5878_1461553674"/>Configuration<text:bookmark-end text:name="__RefHeading__5878_1461553674"/></text:h>
      <text:h text:style-name="Heading_20_2" text:outline-level="2"><text:bookmark-start text:name="__RefHeading__2608_1461553674"/>Roles Summary<text:bookmark-end text:name="__RefHeading__2608_1461553674"/></text:h>
      <text:p text:style-name="Text_20_body">the OSDP role (CP or PD) is based on the config file value. <text:s/>In the networking cases either the PD or the CP can be listening for a network connection from the other end.</text:p>
      <text:h text:style-name="Heading_20_2" text:outline-level="2"><text:bookmark-start text:name="__RefHeading__5880_1461553674"/>CP Configuration<text:bookmark-end text:name="__RefHeading__5880_1461553674"/></text:h>
      <text:p text:style-name="Standard">run in /opt/open-osdp/run/CP. <text:s/>run the program /opt/open-osdp/bin/osdp-net-client. <text:s/>it writes to open_ospd.log, it reads it's config from open-osdp-params.json. <text:s/>There has to be something listening at the destination address or else the program fails.</text:p>
      <text:p text:style-name="Standard"/>
      <text:p text:style-name="Standard">in /opt/open-osdp/run/CP</text:p>
      <text:p text:style-name="Standard"><text:s text:c="2"/>file open-osdp-params.json is the config file</text:p>
      <text:p text:style-name="Standard"><text:s text:c="2"/>set it to be the CP</text:p>
      <text:p text:style-name="Standard"><text:s text:c="2"/>set the verbosity</text:p>
      <text:p text:style-name="Standard"><text:s text:c="2"/>set the fqdn to the CN field of the other end's certificate.</text:p>
      <text:p text:style-name="Standard"><text:s text:c="2"/>if it's the client set the ip address of the server</text:p>
      <text:p text:style-name="Standard"/>
      <text:p text:style-name="Standard">An example configuration is in the doc directory as <text:span text:style-name="T1">open-osdp-params-CP.json</text:span></text:p>
      <text:h text:style-name="Heading_20_2" text:outline-level="2"><text:bookmark-start text:name="__RefHeading__5882_1461553674"/>PD configuration<text:bookmark-end text:name="__RefHeading__5882_1461553674"/></text:h>
      <text:p text:style-name="Standard">run in /opt/open-osdp/run/PD. <text:s/>run the program /opt/open-osdp/bin/osdp-net-server. <text:s/>it writes to open_ospd.log, it reads it's config from open-osdp-params.json.</text:p>
      <text:p text:style-name="Standard"/>
      <text:p text:style-name="Standard"><text:s text:c="2"/>set it to be the PD</text:p>
      <text:p text:style-name="Standard"><text:s text:c="2"/>set the verbosity</text:p>
      <text:p text:style-name="Standard"><text:s text:c="2"/>set the fqdn to the CN field of the other end's certificate.</text:p>
      <text:p text:style-name="Standard"><text:s text:c="2"/>if it's the client set the ip address of the server</text:p>
      <text:p text:style-name="Standard"><text:soft-page-break/><text:s text:c="2"/>set the test card data</text:p>
      <text:p text:style-name="Standard"/>
      <text:p text:style-name="Standard">An example configuration is in the doc directory as <text:span text:style-name="T1">open-osdp-params-PD.json</text:span></text:p>
      <text:h text:style-name="Heading_20_2" text:outline-level="2"><text:bookmark-start text:name="__RefHeading__5884_1461553674"/>Configuration Parameters<text:bookmark-end text:name="__RefHeading__5884_1461553674"/></text:h>
      <text:p text:style-name="Standard">These are specified in open-osdp-param.json. </text:p>
      <text:p text:style-name="Standard"/>
      <text:p text:style-name="Standard">address - PD address to use or to talk to. <text:s/>must be valid OSDP address value. <text:s/>Value is in hext.</text:p>
      <text:p text:style-name="Standard"/>
      <text:p text:style-name="Standard">bits - number of bits in RAW response. <text:s/>Value is in decimal.</text:p>
      <text:p text:style-name="Standard"/>
      <text:p text:style-name="Standard">disable_checking - disable certificate checking ("1") or not ("0")</text:p>
      <text:p text:style-name="Standard"/>
      <text:p text:style-name="Standard">fqdn - DN field of peeir's certificate if cert checking is turned on. </text:p>
      <text:p text:style-name="Standard"/>
      <text:p text:style-name="Standard">init_command - command to initialize serial device.</text:p>
      <text:p text:style-name="Standard"/>
      <text:p text:style-name="Standard">network_address - ipv4 address to use to connect (for TLS or TCP client.)</text:p>
      <text:p text:style-name="Standard"/>
      <text:p text:style-name="Standard">poll -- poll frequency (CP polling the PD.)</text:p>
      <text:p text:style-name="Standard"/>
      <text:p text:style-name="Standard">raw_value = value is hex, this is the card data. <text:s/>Note for 26 bit it is left justified (bottom 6 bits of last octet are not used.)</text:p>
      <text:p text:style-name="Standard"/>
      <text:p text:style-name="Standard">role - CP PD or MON</text:p>
      <text:p text:style-name="Standard"/>
      <text:p text:style-name="Standard">serial_device -- name of serial device for RS-485. <text:s/>Typically /dev/ttyUSB0</text:p>
      <text:p text:style-name="Standard"/>
      <text:p text:style-name="Standard">slow_timer -- in TLS (or TCP) causes the CP to wake up if PD traffic arrives before the poll interval.</text:p>
      <text:p text:style-name="Standard"/>
      <text:p text:style-name="Standard">timeout</text:p>
      <text:p text:style-name="Standard"/>
      <text:p text:style-name="Standard">verbosity -- logging verbosity. <text:s/>1-3 are normal, 9 is loud, &gt;9 is very loud.</text:p>
      <text:h text:style-name="Heading_20_1" text:outline-level="1"><text:bookmark-start text:name="__RefHeading__5886_1461553674"/>Use with TLS<text:bookmark-end text:name="__RefHeading__5886_1461553674"/></text:h>
      <text:p text:style-name="Standard">osdp-net-server and osdp-net-client are the TLS server and client respectively. <text:s/>Each one runs the open-osdp code. <text:s/>Configuration details are read from open-osdp-params.json.</text:p>
      <text:p text:style-name="Standard"/>
      <text:p text:style-name="Standard">Certificates go in /opt/open-osdp/etc. <text:s/>For the server side it uses ca_keys.pem, key.pem, cert.pem. <text:s/>the key is not encrypted. <text:s/>For the clietn side it uses ca_keys.pem, client_key.pem, clietn_cert.pem. <text:s/>The key is not encrypted.</text:p>
      <text:h text:style-name="Heading_20_3" text:outline-level="3"><text:bookmark-start text:name="__RefHeading__5888_1461553674"/>Certificates<text:bookmark-end text:name="__RefHeading__5888_1461553674"/></text:h>
      <text:p text:style-name="Text_20_body">Both sides need certificates and keys. <text:s/>Each side has to be configured to trust the root that issued the other end's cert. <text:s/>For the test program, the Common Name field of the Subject Name must be set in the config file as GnuTLS checks this.</text:p>
      <text:h text:style-name="Heading_20_1" text:outline-level="1"><text:bookmark-start text:name="__RefHeading__5890_1461553674"/>Building<text:bookmark-end text:name="__RefHeading__5890_1461553674"/></text:h>
      <text:p text:style-name="Text_20_body">"make release" makes a file structure starting at opt, built to be loaded from the root. <text:s/>It is assumed <text:soft-page-break/>you would extract the tar file as appropriate. <text:s/>It's intended to not overwrite existing configuration files e.g. in run/CP and run/PD or certificates in etc.</text:p>
      <text:h text:style-name="Heading_20_3" text:outline-level="3"><text:bookmark-start text:name="__RefHeading__5892_1461553674"/>Directory Structure<text:bookmark-end text:name="__RefHeading__5892_1461553674"/></text:h>
      <text:p text:style-name="Text_20_body">The directory structure is</text:p>
      <text:p text:style-name="P1">/opt/open-osdp/bin</text:p>
      <text:p text:style-name="P1">/opt/open-osdp/etc</text:p>
      <text:p text:style-name="P1">/opt/open-osdp/run/CP</text:p>
      <text:p text:style-name="P1">/opt/open-osdp/run/PD</text:p>
      <text:p text:style-name="P1"/>
      <text:p text:style-name="Standard">bin - programs osdp-net-client, osdp-net-server</text:p>
      <text:p text:style-name="Standard">etc - certificate files ca_keys.pem (for root key), key.pem (private key for server), cert.pem (certificate for server), client_key.pem (private key for client), client_cert.pem (cert for client.)</text:p>
      <text:p text:style-name="Standard">run/CP - directory where CP is run</text:p>
      <text:p text:style-name="Standard">run/PD - directory where PD is run</text:p>
      <text:p text:style-name="Standard">run/MON - directory where Monitoring is run</text:p>
      <text:h text:style-name="Heading_20_3" text:outline-level="3"><text:bookmark-start text:name="__RefHeading__2603_1461553674"/>Demo VM<text:bookmark-end text:name="__RefHeading__2603_1461553674"/></text:h>
      <text:p text:style-name="Standard">See separate documentation. <text:s/>This is a Debian 7 vm running the code out of /opt/open-ospd. with a web server on port 80 running a UI.</text:p>
      <text:p text:style-name="Standard"/>
      <text:h text:style-name="Heading_20_1" text:outline-level="1"><text:bookmark-start text:name="__RefHeading__5894_1461553674"/>Appendix<text:bookmark-end text:name="__RefHeading__5894_1461553674"/></text:h>
      <text:h text:style-name="Heading_20_2" text:outline-level="2"><text:bookmark-start text:name="__RefHeading__5896_1461553674"/>b. doc fragments<text:bookmark-end text:name="__RefHeading__5896_1461553674"/></text:h>
      <text:p text:style-name="Standard">from readme.txt</text:p>
      <text:p text:style-name="Preformatted_20_Text">there's a "json" file, see doc directory for sample.</text:p>
      <text:p text:style-name="Preformatted_20_Text"/>
      <text:p text:style-name="Preformatted_20_Text">commands are:</text:p>
      <text:p text:style-name="Preformatted_20_Text"><text:s text:c="2"/>dump_status</text:p>
      <text:p text:style-name="Preformatted_20_Text"><text:s text:c="2"/>send_poll</text:p>
      <text:p text:style-name="Preformatted_20_Text"/>
      <text:p text:style-name="Preformatted_20_Text">request pd ident</text:p>
      <text:p text:style-name="Preformatted_20_Text">rquest capabilities</text:p>
      <text:p text:style-name="Preformatted_20_Text">request local status report</text:p>
      <text:p text:style-name="Preformatted_20_Text">request reader status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Hack" svg:font-family="Hack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1" style:font-size-asian="10pt" style:font-name-complex="FreeSans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7:19:58</meta:creation-date>
    <dc:date>2016-03-29T18:27:14</dc:date>
    <meta:editing-duration>PT12M13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3" meta:paragraph-count="83" meta:word-count="668" meta:character-count="4164" meta:non-whitespace-character-count="3530"/>
  </office:meta>
</office:document-meta>
</file>